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.setMailSession( Session a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mail.buildMimeMessag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Email.setContent( MimeMultipart aMimeMulti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addTo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addCc( String email , String nam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setPopBeforeSmtp( boolean newPopBeforeSmtp , String newPopHost , String newPopUsername , String newPop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.setSen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Bcc( Collection a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.getSen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ail.getMailSess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mail.addBcc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addHeader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mail.setTLS( boolean withT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Cc( Collection a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.toInternetAddressArray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ail.getFrom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BounceAddress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getSmt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ail.getHo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ail.setDebug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Authentica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is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Subject( String a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setMailSessionFromJNDI( String jndi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mail.setContent( Object aObject , String aConte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mail.setHostName( String a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Charset( String new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addReplyTo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isT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Authenticator( Authenticator newAuthenti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addBcc( String email , String nam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addTo( String email , String nam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setFrom( String email , String nam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sendMim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mail.addCc( String emai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addReplyTo( String email , String nam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setTo( Collection a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.addBcc( String emai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SslSmtpPort( String sslSmt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From( String emai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createInternetAddress( String email , String name , String charse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mail.setReplyTo( Collection a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.setFrom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SSL(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.getSslSmt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ail.addReplyTo( String emai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addCc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getMim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.setHeaders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mail.setSmtpPort( int aPort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ail.addTo( String emai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